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c94" officeooo:paragraph-rsid="001c3c94"/>
    </style:style>
    <style:style style:name="P2" style:family="paragraph" style:parent-style-name="Standard">
      <style:text-properties officeooo:rsid="001c3c94" officeooo:paragraph-rsid="001c3c94"/>
    </style:style>
    <style:style style:name="P3" style:family="paragraph" style:parent-style-name="Standard">
      <style:text-properties officeooo:rsid="001ce128" officeooo:paragraph-rsid="001ce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5 tasks</text:p>
      <text:p text:style-name="P1">Random graph with same degree dist(done)</text:p>
      <text:p text:style-name="P1">eigen analysis(done)</text:p>
      <text:p text:style-name="P1">GPCR binding and unbinding difference in properties</text:p>
      <text:p text:style-name="P1"/>
      <text:p text:style-name="P1"/>
      <text:p text:style-name="P3">take single sstrands if 2 strands present in gpcr proteins</text:p>
      <text:p text:style-name="P3">identify the nodes that change in bound and unbound state</text:p>
      <text:p text:style-name="P3">also see if the distance between which pairs of nodes change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55:13.521511673</meta:creation-date>
    <dc:date>2016-06-28T14:55:08.111586701</dc:date>
    <meta:editing-duration>PT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49" meta:character-count="298" meta:non-whitespace-character-count="256"/>
  </office:meta>
</office:document-meta>
</file>